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end"/>
    </style:style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2">
          <table:table-cell/>
          <table:table-cell table:style-name="ce1" office:value-type="string">
            <text:p>lambda</text:p>
          </table:table-cell>
          <table:table-cell table:style-name="ce1" office:value-type="string">
            <text:p>k</text:p>
          </table:table-cell>
          <table:table-cell table:style-name="ce1" office:value-type="string">
            <text:p>Poisson</text:p>
          </table:table-cell>
          <table:table-cell table:number-columns-repeated="2"/>
        </table:table-row>
        <table:table-row table:style-name="ro2">
          <table:table-cell office:value-type="string">
            <text:p>Vanilla</text:p>
          </table:table-cell>
          <table:table-cell table:formula="of:=1/6" office:value-type="float" office:value="0.166666666666667">
            <text:p>0,17</text:p>
          </table:table-cell>
          <table:table-cell office:value-type="float" office:value="1">
            <text:p>1,00</text:p>
          </table:table-cell>
          <table:table-cell table:style-name="ce3" table:formula="of:=POWER([.B2];[.C2])/FACT([.C2])*EXP(-[.B2])" office:value-type="percentage" office:value="0.141080287481769">
            <text:p>14,11%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table:formula="of:=1/6*1.25" office:value-type="float" office:value="0.208333333333333">
            <text:p>0,21</text:p>
          </table:table-cell>
          <table:table-cell office:value-type="float" office:value="1">
            <text:p>1,00</text:p>
          </table:table-cell>
          <table:table-cell table:style-name="ce3" table:formula="of:=POWER([.B4];[.C4])/FACT([.C4])*EXP(-[.B4])" office:value-type="percentage" office:value="0.169153405448049">
            <text:p>16,92%</text:p>
          </table:table-cell>
          <table:table-cell table:number-columns-repeated="2"/>
        </table:table-row>
        <table:table-row table:style-name="ro2">
          <table:table-cell office:value-type="string">
            <text:p>Y</text:p>
          </table:table-cell>
          <table:table-cell table:formula="of:=1/6*0.75" office:value-type="float" office:value="0.125">
            <text:p>0,13</text:p>
          </table:table-cell>
          <table:table-cell office:value-type="float" office:value="1">
            <text:p>1,00</text:p>
          </table:table-cell>
          <table:table-cell table:style-name="ce3" table:formula="of:=POWER([.B5];[.C5])/FACT([.C5])*EXP(-[.B5])" office:value-type="percentage" office:value="0.110312112823074">
            <text:p>11,03%</text:p>
          </table:table-cell>
          <table:table-cell table:style-name="ce3" table:formula="of:=([.D4]+[.D5])/2" office:value-type="percentage" office:value="0.139732759135562">
            <text:p>13,97%</text:p>
          </table:table-cell>
          <table:table-cell table:formula="of:=[.E5]/[.D2]" office:value-type="float" office:value="0.990448500139458">
            <text:p>0,9904485001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office:value-type="float" office:value="0.2">
            <text:p>0,20</text:p>
          </table:table-cell>
          <table:table-cell office:value-type="float" office:value="1">
            <text:p>1,00</text:p>
          </table:table-cell>
          <table:table-cell table:style-name="ce4" table:formula="of:=POWER([.B9];[.C9])/FACT([.C9])*EXP(-[.B9])" office:value-type="float" office:value="0.163746150615596">
            <text:p>0,1637461506</text:p>
          </table:table-cell>
          <table:table-cell table:formula="of:=[.D9]*2" office:value-type="float" office:value="0.327492301231193">
            <text:p>0,3274923012</text:p>
          </table:table-cell>
          <table:table-cell/>
        </table:table-row>
        <table:table-row table:style-name="ro2">
          <table:table-cell/>
          <table:table-cell office:value-type="float" office:value="0.6">
            <text:p>0,60</text:p>
          </table:table-cell>
          <table:table-cell office:value-type="float" office:value="1">
            <text:p>1,00</text:p>
          </table:table-cell>
          <table:table-cell table:style-name="ce4" table:formula="of:=POWER([.B10];[.C10])/FACT([.C10])*EXP(-[.B10])" office:value-type="float" office:value="0.329286981656416">
            <text:p>0,3292869817</text:p>
          </table:table-cell>
          <table:table-cell table:formula="of:=[.D10]*2" office:value-type="float" office:value="0.658573963312832">
            <text:p>0,6585739633</text:p>
          </table:table-cell>
          <table:table-cell table:formula="of:=([.E9]+[.D9])" office:value-type="float" office:value="0.491238451846789">
            <text:p>0,491238451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1/6" office:value-type="float" office:value="0.166666666666667">
            <text:p>0,17</text:p>
          </table:table-cell>
          <table:table-cell office:value-type="float" office:value="0">
            <text:p>0,00</text:p>
          </table:table-cell>
          <table:table-cell table:style-name="ce3" table:formula="of:=POWER([.B12];[.C12])/FACT([.C12])*EXP(-[.B12])" office:value-type="percentage" office:value="0.846481724890614">
            <text:p>84,65%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Lambda</text:p>
          </table:table-cell>
          <table:table-cell/>
          <table:table-cell office:value-type="string">
            <text:p>Q</text:p>
          </table:table-cell>
          <table:table-cell table:number-columns-repeated="2"/>
        </table:table-row>
        <table:table-row table:style-name="ro2">
          <table:table-cell/>
          <table:table-cell table:formula="of:=1/6" office:value-type="float" office:value="0.166666666666667">
            <text:p>0,17</text:p>
          </table:table-cell>
          <table:table-cell/>
          <table:table-cell table:formula="of:=[.B16]/(1-EXP(-[.B16]))" office:value-type="float" office:value="1.08564707718291">
            <text:p>1,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,00</text:p>
          </table:table-cell>
          <table:table-cell/>
          <table:table-cell table:formula="of:=[.B17]/(1-EXP(-[.B17]))" office:value-type="float" office:value="1.58197670686933">
            <text:p>1,58</text:p>
          </table:table-cell>
          <table:table-cell table:number-columns-repeated="2"/>
        </table:table-row>
        <table:table-row table:style-name="ro2" table:number-rows-repeated="2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18.07.2013</text:date>, <text:time>23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Drautzburg</meta:initial-creator>
    <meta:creation-date>2013-07-07T14:01:14</meta:creation-date>
    <dc:date>2013-07-18T23:45:11</dc:date>
    <dc:creator>Martin Drautzburg</dc:creator>
    <meta:editing-duration>PT54H55M58S</meta:editing-duration>
    <meta:editing-cycles>5</meta:editing-cycles>
    <meta:generator>OpenOffice.org/3.2$Linux OpenOffice.org_project/320m19$Build-9505</meta:generator>
    <meta:document-statistic meta:table-count="3" meta:cell-count="35" meta:object-count="0"/>
  </office:meta>
</office:document-meta>
</file>